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ba9c" officeooo:paragraph-rsid="0008ba9c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8ba9c" officeooo:paragraph-rsid="0008ba9c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8ba9c" officeooo:paragraph-rsid="0008ba9c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08ba9c" officeooo:paragraph-rsid="0008ba9c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8ba9c" officeooo:paragraph-rsid="0008ba9c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5pt" style:text-underline-style="none" fo:font-weight="bold" officeooo:rsid="0008ba9c" officeooo:paragraph-rsid="0008ba9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8ba9c" officeooo:paragraph-rsid="0008ba9c" style:font-weight-asian="bold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5pt" style:text-underline-style="none" fo:font-weight="bold" officeooo:rsid="000a1412" officeooo:paragraph-rsid="000a1412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5pt" style:text-underline-style="none" fo:font-weight="bold" officeooo:rsid="000abd07" officeooo:paragraph-rsid="000abd07" style:font-weight-asian="bold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5pt" style:text-underline-style="none" fo:font-weight="bold" officeooo:rsid="000aca7b" officeooo:paragraph-rsid="000aca7b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5pt" style:text-underline-style="none" fo:font-weight="bold" officeooo:rsid="000caf33" officeooo:paragraph-rsid="000caf3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bold" officeooo:rsid="000caf33" officeooo:paragraph-rsid="000caf3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1pt" fo:font-weight="normal" style:font-weight-asian="normal" style:font-weight-complex="normal"/>
    </style:style>
    <style:style style:name="T5" style:family="text">
      <style:text-properties fo:font-size="11pt" fo:font-weight="normal" officeooo:rsid="000dfda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les of Confederation vs. Constitution of the United States of America</text:p>
      <text:p text:style-name="P2"/>
      <text:p text:style-name="P3">AoC</text:p>
      <text:list xml:id="list1183200663601018656" text:style-name="L1">
        <text:list-item>
          <text:p text:style-name="P5">First sentence has no purpose</text:p>
        </text:list-item>
        <text:list-item>
          <text:p text:style-name="P5">Delegates of the <text:span text:style-name="T2">states</text:span><text:span text:style-name="T3">, not the country</text:span></text:p>
        </text:list-item>
        <text:list-item>
          <text:p text:style-name="P5"><text:span text:style-name="T3">Who cares?</text:span></text:p>
          <text:list>
            <text:list-item>
              <text:p text:style-name="P5"><text:span text:style-name="T3">Weak</text:span></text:p>
            </text:list-item>
          </text:list>
        </text:list-item>
        <text:list-item>
          <text:p text:style-name="P5"><text:span text:style-name="T3">General</text:span></text:p>
        </text:list-item>
      </text:list>
      <text:p text:style-name="P3"/>
      <text:p text:style-name="P3">Constitution</text:p>
      <text:list xml:id="list7614913617334047814" text:style-name="L2">
        <text:list-item>
          <text:p text:style-name="P4"><text:span text:style-name="T1">Purpose (thesis)</text:span></text:p>
        </text:list-item>
        <text:list-item>
          <text:p text:style-name="P4"><text:span text:style-name="T1">Union, not induvidual states</text:span></text:p>
        </text:list-item>
        <text:list-item>
          <text:p text:style-name="P4"><text:span text:style-name="T1">Inclusive</text:span></text:p>
        </text:list-item>
        <text:list-item>
          <text:p text:style-name="P4"><text:span text:style-name="T1">Informative beginning</text:span></text:p>
        </text:list-item>
      </text:list>
      <text:p text:style-name="P3"/>
      <text:p text:style-name="P7">The Constitution</text:p>
      <text:p text:style-name="P7"/>
      <text:list xml:id="list8762482182163745775" text:style-name="L3">
        <text:list-item>
          <text:p text:style-name="P6"><text:span text:style-name="T4">Federal Republic</text:span></text:p>
          <text:list>
            <text:list-item>
              <text:p text:style-name="P8"><text:span text:style-name="T4">Split between state and federal laws</text:span></text:p>
              <text:list>
                <text:list-item>
                  <text:p text:style-name="P10"><text:span text:style-name="T4">Enumerates powers of federal government</text:span></text:p>
                  <text:list>
                    <text:list-item>
                      <text:p text:style-name="P10"><text:span text:style-name="T4">numbered</text:span></text:p>
                    </text:list-item>
                    <text:list-item>
                      <text:p text:style-name="P10"><text:span text:style-name="T4">limited</text:span></text:p>
                    </text:list-item>
                  </text:list>
                </text:list-item>
                <text:list-item>
                  <text:p text:style-name="P10"><text:span text:style-name="T4">Leaves all other powers for the state government</text:span></text:p>
                </text:list-item>
              </text:list>
            </text:list-item>
            <text:list-item>
              <text:p text:style-name="P8"><text:span text:style-name="T4">Reps make decisions for you</text:span></text:p>
            </text:list-item>
          </text:list>
        </text:list-item>
        <text:list-item>
          <text:p text:style-name="P9"><text:span text:style-name="T4">3 Compromises</text:span></text:p>
          <text:list>
            <text:list-item>
              <text:p text:style-name="P9"><text:span text:style-name="T4">The Great Compromise</text:span></text:p>
              <text:list>
                <text:list-item>
                  <text:p text:style-name="P9"><text:span text:style-name="T4">Senate</text:span></text:p>
                  <text:list>
                    <text:list-item>
                      <text:p text:style-name="P9"><text:span text:style-name="T4">Each state gets 2 votes</text:span></text:p>
                    </text:list-item>
                  </text:list>
                </text:list-item>
                <text:list-item>
                  <text:p text:style-name="P9"><text:span text:style-name="T4">House of Representatives</text:span></text:p>
                  <text:list>
                    <text:list-item>
                      <text:p text:style-name="P9"><text:span text:style-name="T4">Was originally one person per 60000 people, but now it's fixed because the population is too large</text:span></text:p>
                    </text:list-item>
                    <text:list-item>
                      <text:p text:style-name="P9"><text:span text:style-name="T4">It is set at 435 rep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4">Slavery</text:span></text:p>
          <text:list>
            <text:list-item>
              <text:p text:style-name="P10"><text:span text:style-name="T4">Each slave is worth 3/5 of a person when counting population</text:span></text:p>
            </text:list-item>
          </text:list>
        </text:list-item>
        <text:list-item>
          <text:p text:style-name="P11"><text:span text:style-name="T4">3 branches of government</text:span></text:p>
          <text:list>
            <text:list-item>
              <text:p text:style-name="P11"><text:span text:style-name="T4">Legislative (Congress)</text:span></text:p>
              <text:list>
                <text:list-item>
                  <text:p text:style-name="P11"><text:span text:style-name="T4">Passes federal laws</text:span></text:p>
                </text:list-item>
              </text:list>
            </text:list-item>
            <text:list-item>
              <text:p text:style-name="P11"><text:span text:style-name="T4">Executive (President)</text:span></text:p>
              <text:list>
                <text:list-item>
                  <text:p text:style-name="P11"><text:span text:style-name="T4">Enforcer of the law</text:span></text:p>
                </text:list-item>
              </text:list>
            </text:list-item>
            <text:list-item>
              <text:p text:style-name="P11"><text:soft-page-break/><text:span text:style-name="T4">Judicial (Supreme Court)</text:span></text:p>
              <text:list>
                <text:list-item>
                  <text:p text:style-name="P11"><text:span text:style-name="T4">Interprets the Constitution </text:span><text:span text:style-name="T5">and checks if laws are within the limits of the Constitution</text:span></text:p>
                </text:list-item>
              </text:list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2:47:15.280496947</meta:creation-date>
    <dc:date>2014-10-21T00:00:34.307637870</dc:date>
    <meta:editing-duration>PT1H13M16S</meta:editing-duration>
    <meta:editing-cycles>7</meta:editing-cycles>
    <meta:generator>LibreOffice/4.3.2.2.0$Linux_X86_64 LibreOffice_project/430m0$Build-2</meta:generator>
    <meta:document-statistic meta:table-count="0" meta:image-count="0" meta:object-count="0" meta:page-count="2" meta:paragraph-count="36" meta:word-count="181" meta:character-count="971" meta:non-whitespace-character-count="858"/>
  </office:meta>
</office:document-meta>
</file>